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al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.2cm" svg:x="1.4cm" svg:y="4cm" presentation:class="outline" presentation:user-transformed="true">
          <draw:text-box>
            <text:list text:style-name="L2">
              <text:list-item>
                <text:p>Find -&gt; find patterns of files and directories unlike grep which searches inside files</text:p>
                <text:list>
                  <text:list-item>
                    <text:p>http://www.tecmint.com/35-practical-examples-of-linux-find-command/</text:p>
                  </text:list-item>
                  <text:list-item>
                    <text:p>Find can be used in variety of conditions like you can find files by permissions, users, groups, file type, date, size and other possible criteria.</text:p>
                  </text:list-item>
                  <text:list-item>
                    <text:p>Find searchInDirName -name filename/dirname</text:p>
                    <text:list>
                      <text:list-item>
                        <text:p>-iname -&gt; to ignore case</text:p>
                      </text:list-item>
                    </text:list>
                  </text:list-item>
                  <text:list-item>
                    <text:p>Find searchInDirName -type d/f -name dirname/filename -&gt; to search for only directories/files</text:p>
                  </text:list-item>
                  <text:list-item>
                    <text:p>Find . -type f -name “*.php”</text:p>
                  </text:list-item>
                  <text:list-item>
                    <text:p>Find . -type f -name “.*” -&gt; search hidden files</text:p>
                  </text:list-item>
                  <text:list-item>
                    <text:p>Find / -type f -perm 0777 -print -&gt; find files with this permission</text:p>
                    <text:list>
                      <text:list-item>
                        <text:p>Not with perm 777 -&gt; find / -type f ! -perm 0777 -print</text:p>
                      </text:list-item>
                    </text:list>
                  </text:list-item>
                  <text:list-item>
                    <text:p>Find / -type f -perm /u=r -&gt; read only</text:p>
                  </text:list-item>
                  <text:list-item>
                    <text:p>Find / -type f -perm /a=x -&gt; executable</text:p>
                  </text:list-item>
                  <text:list-item>
                    <text:p>Find / -type f -name “*.mp3” -exec rm -f {} \;</text:p>
                    <text:list>
                      <text:list-item>
                        <text:p>OR</text:p>
                      </text:list-item>
                      <text:list-item>
                        <text:p>Find / -type f -name “*.txt” -exec rm -f {} \;</text:p>
                      </text:list-item>
                      <text:list-item>
                        <text:p>To remove multiple files after search</text:p>
                      </text:list-item>
                    </text:list>
                  </text:list-item>
                  <text:list-item>
                    <text:p>Find / -type f/d -empty -&gt; to find empty file/dir</text:p>
                  </text:list-item>
                  <text:list-item>
                    <text:p>Find /home -user/group username/groupname -name “filename” -&gt; to search files of particular <text:s/>user</text:p>
                  </text:list-item>
                  <text:list-item>
                    <text:p>Find / -mtime/atime 50 -&gt; to search file modified/accessed in last 50 days</text:p>
                    <text:list>
                      <text:list-item>
                        <text:p>Find / -mtime +50 -mtime -100 -&gt; search for files modified between 50-100 days</text:p>
                      </text:list-item>
                    </text:list>
                  </text:list-item>
                  <text:list-item>
                    <text:p>Find / cmin/mmin/amin -60 -&gt; file changed/modified/accessed in last 1 hour</text:p>
                  </text:list-item>
                  <text:list-item>
                    <text:p>Find / -size +50M -size -50M exec rm -rf {} \; -&gt; to find files of size 50-100 MB</text:p>
                  </text:list-item>
                  <text:list-item>
                    <text:p>+n -&gt; greater than n, -n -&gt; less than n, n -&gt; equal to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ime stamp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ccess - the last time the file was read</text:p>
              </text:list-item>
              <text:list-item>
                <text:p>Modify - the last time the file was modified (content has been modified)</text:p>
              </text:list-item>
              <text:list-item>
                <text:p>Change - the last time meta data of the file was changed (e.g. permission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Ls -l</text:p>
                <text:list>
                  <text:list-item>
                    <text:p>Format of output</text:p>
                    <text:list>
                      <text:list-item>
                        <text:p>drwxrwxr-x 2 shikha.desai shikha.desai 4096 Dec 28 12:19 Git</text:p>
                        <text:list>
                          <text:list-item>
                            <text:p><text:s text:c="4"/>file permissions,</text:p>
                          </text:list-item>
                          <text:list-item>
                            <text:p><text:s text:c="4"/>number of links,</text:p>
                          </text:list-item>
                          <text:list-item>
                            <text:p><text:s text:c="4"/>owner name,</text:p>
                          </text:list-item>
                          <text:list-item>
                            <text:p><text:s text:c="4"/>owner group,</text:p>
                          </text:list-item>
                          <text:list-item>
                            <text:p><text:s text:c="4"/>file size,</text:p>
                          </text:list-item>
                          <text:list-item>
                            <text:p><text:s text:c="4"/>time of last modification, and</text:p>
                          </text:list-item>
                          <text:list-item>
                            <text:p><text:s text:c="4"/>file/directory name</text:p>
                          </text:list-item>
                        </text:list>
                      </text:list-item>
                      <text:list-item>
                        <text:p>File permissions is displayed as following;</text:p>
                        <text:list>
                          <text:list-item>
                            <text:p>First character is - or d</text:p>
                            <text:list>
                              <text:list-item>
                                <text:p>d indicates a directory</text:p>
                              </text:list-item>
                              <text:list-item>
                                <text:p>- represents a file</text:p>
                              </text:list-item>
                            </text:list>
                          </text:list-item>
                          <text:list-item>
                            <text:p>Three sets of characters, three times, indicating permissions for owner, group and other:</text:p>
                            <text:list>
                              <text:list-item>
                                <text:p>r = readable</text:p>
                              </text:list-item>
                              <text:list-item>
                                <text:p>w = writable</text:p>
                              </text:list-item>
                              <text:list-item>
                                <text:p>x = executabl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Link Count</text:p>
                        <text:list>
                          <text:list-item>
                            <text:p>Usually include hard links and symbolic links, </text:p>
                          </text:list-item>
                          <text:list-item>
                            <text:p>as well as directory entries (which is why directories often have high link counts – its parent has one link, the directory has a link to itself in the . entry, and each of its sub-directories has a link back via ..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s -lh -&gt; to display file sizes in human readable format..eg., 4096 is 4.0K</text:p>
              </text:list-item>
              <text:list-item>
                <text:p>Ls -i -&gt; to display inod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Sudo</text:p>
                <text:list>
                  <text:list-item>
                    <text:p>Superuser do</text:p>
                  </text:list-item>
                  <text:list-item>
                    <text:p>Execute a command as another user</text:p>
                  </text:list-item>
                  <text:list-item>
                    <text:p>Cat /etc/sudoers -&gt; this file has list of all sudoers, i.e., the ones allowed to use sudo command</text:p>
                    <text:list>
                      <text:list-item>
                        <text:p><text:a xlink:href="http://www.thegeekstuff.com/2010/09/sudo-command-examples/" xlink:type="simple">http://www.thegeekstuff.com/2010/09/sudo-command-examples/</text:a></text:p>
                      </text:list-item>
                    </text:list>
                  </text:list-item>
                  <text:list-item>
                    <text:p>After running command you forgot to use sudo</text:p>
                    <text:list>
                      <text:list-item>
                        <text:p>Sudo !! -&gt; no need to write whole command again with sudo</text:p>
                      </text:list-item>
                    </text:list>
                  </text:list-item>
                  <text:list-item>
                    <text:p>Sudo bash -&gt; to get root shell access, now no need to enter sudo evrytime</text:p>
                    <text:list>
                      <text:list-item>
                        <text:p>Exit -&gt; to exit</text:p>
                      </text:list-item>
                      <text:list-item>
                        <text:p>Bash built in commands don't work directly with sudo, but after sudo bash, they will work -&gt; eg., umask</text:p>
                      </text:list-item>
                    </text:list>
                  </text:list-item>
                  <text:list-item>
                    <text:p>/var/log/auth.log -&gt; file has all the logs of non sudoers trying to access sudo</text:p>
                  </text:list-item>
                  <text:list-item>
                    <text:p>sudo -u/g comphope ls /home/comphope/hope -&gt; run the ls command as comphope user/group</text:p>
                  </text:list-item>
                  <text:list-item>
                    <text:p>Sudo -v -&gt; Extend/reset sudo's automatic authentication timeout, allowing you to continue issuing sudo commands without entering a password.</text:p>
                  </text:list-item>
                  <text:list-item>
                    <text:p>Sudo -k -&gt; "Kill" sudo authentication for the current user. The next sudo command will require a password.</text:p>
                  </text:list-item>
                  <text:list-item>
                    <text:p>Sudo -l -&gt; to list all the allowed commands</text:p>
                    <text:list>
                      <text:list-item>
                        <text:p>Sudo -lU username -&gt; to see allowed commands for username</text:p>
                      </text:list-item>
                    </text:list>
                  </text:list-item>
                  <text:list-item>
                    <text:p>If by mistake you open a file in system folder by vim, then while saving</text:p>
                    <text:list>
                      <text:list-item>
                        <text:p>:w !sudo tee 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u</text:p>
                <text:list>
                  <text:list-item>
                    <text:p>Switch user or Substitute user</text:p>
                  </text:list-item>
                  <text:list-item>
                    <text:p>Su username -&gt; to switch to particular user</text:p>
                    <text:list>
                      <text:list-item>
                        <text:p>Logout -&gt; to exit the session</text:p>
                      </text:list-item>
                    </text:list>
                  </text:list-item>
                  <text:list-item>
                    <text:p>Su -c “command” -&gt; to run a command as root</text:p>
                  </text:list-item>
                  <text:list-item>
                    <text:p>Su - hope -&gt; to set the environment to hope's login environment.</text:p>
                  </text:list-item>
                  <text:list-item>
                    <text:p>/var/log/messages -&gt; logs of who used su when are stored</text:p>
                  </text:list-item>
                </text:list>
              </text:list-item>
              <text:list-item>
                <text:p>Su in place of sudo</text:p>
                <text:list>
                  <text:list-item>
                    <text:p>Su -c “command” =&gt; sudo “command”</text:p>
                  </text:list-item>
                </text:list>
              </text:list-item>
              <text:list-item>
                <text:p>Sudo in place of su</text:p>
                <text:list>
                  <text:list-item>
                    <text:p>Sudo -i =&gt; su -</text:p>
                  </text:list-item>
                </text:list>
              </text:list-item>
              <text:list-item>
                <text:p>Su vs sudo</text:p>
                <text:list>
                  <text:list-item>
                    <text:p>Su switches you to the root user account and requires the root account’s password. </text:p>
                  </text:list-item>
                  <text:list-item>
                    <text:p>Sudo runs a single command with root privileges – it doesn’t switch to the root user or require a separate root user password.</text:p>
                  </text:list-item>
                </text:list>
              </text:list-item>
              <text:list-item>
                <text:p>Passwd username -&gt; to change password of usernam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sh</text:p>
                <text:list>
                  <text:list-item>
                    <text:p>Secure Socket Shell'</text:p>
                  </text:list-item>
                  <text:list-item>
                    <text:p>Default port 22</text:p>
                  </text:list-item>
                  <text:list-item>
                    <text:p>Ssh username@computerName/IPAddress -&gt; to connect to remote computer and access its command line via network</text:p>
                  </text:list-item>
                  <text:list-item>
                    <text:p>~/.ssh directory has all our SSH keys</text:p>
                    <text:list>
                      <text:list-item>
                        <text:p>eg., id_rsa -&gt; private key ... id_rsa.pub -&gt; public key</text:p>
                      </text:list-item>
                    </text:list>
                  </text:list-item>
                </text:list>
              </text:list-item>
              <text:list-item>
                <text:p>Ssh-keygen</text:p>
                <text:list>
                  <text:list-item>
                    <text:p>https://help.ubuntu.com/community/SSH/OpenSSH/Keys</text:p>
                  </text:list-item>
                  <text:list-item>
                    <text:p>To securely communicate using key-based authentication, one needs to create a key pair :</text:p>
                    <text:list>
                      <text:list-item>
                        <text:p>securely store the private key on the computer one wants to log in from, </text:p>
                      </text:list-item>
                      <text:list-item>
                        <text:p>and store the public key on the computer one wants to log in to. -&gt; .ssh/authorized_keys file</text:p>
                      </text:list-item>
                    </text:list>
                  </text:list-item>
                  <text:list-item>
                    <text:p>Ssh-keygen -t rsa -&gt; this will generate the public-private key pair... -t is for specifying the type of key to create</text:p>
                  </text:list-item>
                  <text:list-item>
                    <text:p>Ssh-keygen -t rsa -b 4096 -&gt; for a 4096 bit key ... basically encryption level</text:p>
                  </text:list-item>
                </text:list>
              </text:list-item>
              <text:list-item>
                <text:p>Ssh-copy-id</text:p>
                <text:list>
                  <text:list-item>
                    <text:p>Ssh-copy-id username@hostname/address -&gt; to copy your public key to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ultiple commands execution</text:p>
                <text:list>
                  <text:list-item>
                    <text:p>A; B <text:s/>-&gt; <text:s/>Run A and then B, regardless of success of A</text:p>
                  </text:list-item>
                  <text:list-item>
                    <text:p>A &amp;&amp; B -&gt; Run B if A succeeded</text:p>
                  </text:list-item>
                  <text:list-item>
                    <text:p>A || B -&gt; Run B if A failed</text:p>
                  </text:list-item>
                  <text:list-item>
                    <text:p>A &amp; <text:s/>-&gt; <text:s/>Run A in backgr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it -&gt; to gracefully perform processes</text:p>
                <text:list>
                  <text:list-item>
                    <text:p>Init 0 -&gt; shutdown</text:p>
                  </text:list-item>
                  <text:list-item>
                    <text:p>Init 6 -&gt; restart</text:p>
                  </text:list-item>
                </text:list>
              </text:list-item>
              <text:list-item>
                <text:p>Shutdown</text:p>
                <text:list>
                  <text:list-item>
                    <text:p>To shutdown the system</text:p>
                  </text:list-item>
                  <text:list-item>
                    <text:p>Shutdown -r +15 “quick reboot” -&gt; to shutdown and reboot after 15 minutes with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4cm" svg:y="5.4cm" presentation:class="outline" presentation:user-transformed="tru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6cm" svg:y="4cm" presentation:class="outline" presentation:user-transformed="true">
          <draw:text-box>
            <text:list text:style-name="L2"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  <text:list-item>
                    <text:p>eg.,</text:p>
                    <text:list>
                      <text:list-item>
                        <text:p>0,15,30,45 0,6,12,18 1,15,31 * 1-5 * <text:s/>At 00:00, 00:15, 00:30, 00:45, 06:00, 06:15, 06:30,</text:p>
                        <text:p><text:s text:c="36"/>06:45, 12:00, 12:15, 12:30, 12:45, 18:00, 18:15,</text:p>
                        <text:p><text:s text:c="36"/>18:30, 18:45, on 1st, 15th or <text:s/>31st of each <text:s/>month, but not on weekends</text:p>
                      </text:list-item>
                      <text:list-item>
                        <text:p>*/15 */6 1,15,31 * 1-5 * <text:s text:c="11"/>Same as above (different notation)</text:p>
                      </text:list-item>
                      <text:list-item>
                        <text:p>* * * * * * <text:s text:c="24"/>Each minute</text:p>
                      </text:list-item>
                      <text:list-item>
                        <text:p/>
                      </text:list-item>
                      <text:list-item>
                        <text:p>59 23 31 12 5 * <text:s text:c="20"/>One minute <text:s/>before the end of year if the last day of the year is Friday</text:p>
                      </text:list-item>
                      <text:list-item>
                        <text:p>59 23 31 DEC Fri * <text:s text:c="17"/>Same as above (different notation)</text:p>
                      </text:list-item>
                      <text:list-item>
                        <text:p>Trailing asterisks can be omitted as they will be by default * only</text:p>
                      </text:list-item>
                      <text:list-item>
                        <text:p/>
                      </text:list-item>
                      <text:list-item>
                        <text:p><text:s text:c="4"/>When you specify */5 in minute field means every 5 minutes.</text:p>
                      </text:list-item>
                      <text:list-item>
                        <text:p><text:s text:c="4"/>When you specify 0-10/2 in minute field mean every 2 minutes in the first 10 minute.</text:p>
                      </text:list-item>
                      <text:list-item>
                        <text:p><text:s text:c="4"/>Thus the above convention can be used for all the other 4 fields.</text:p>
                      </text:list-item>
                    </text:list>
                  </text:list-item>
                  <text:list-item>
                    <text:p><text:a xlink:href="http://www.thegeekstuff.com/2009/06/15-practical-crontab-examples/" xlink:type="simple">http://www.thegeekstuff.com/2009/06/15-practical-crontab-examples/</text:a></text:p>
                  </text:list-item>
                  <text:list-item>
                    <text:p>Crontab -l -&gt; to list all cron jobs</text:p>
                  </text:list-item>
                  <text:list-item>
                    <text:p>Crontab -e -&gt; to edit the cron jobs</text:p>
                  </text:list-item>
                  <text:list-item>
                    <text:p>Crontab -r -&gt; to remove all cron jobs</text:p>
                  </text:list-item>
                  <text:list-item>
                    <text:p>http://askubuntu.com/questions/23009/reasons-why-crontab-does-not-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Processor <text:s/>Frequenc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nstructions per second = frequency * (instructions per cycle)</text:p>
                <text:list>
                  <text:list-item>
                    <text:p>Example unit -&gt; MIPS</text:p>
                  </text:list-item>
                </text:list>
              </text:list-item>
              <text:list-item>
                <text:p>Frequency = cycles per second</text:p>
                <text:list>
                  <text:list-item>
                    <text:p>Cycles can be instruction fetch cycle, memory read, memory write, instruction decode/register fetch cycle, etc.</text:p>
                  </text:list-item>
                  <text:list-item>
                    <text:p>Instructions require a number of above cycles</text:p>
                  </text:list-item>
                </text:list>
              </text:list-item>
              <text:list-item>
                <text:p>Alternatively referred to as clock rate and processor speed, clock speed is the speed that the microprocessor executes each instruction or each vibration of the clock. </text:p>
              </text:list-item>
              <text:list-item>
                <text:p>The CPU requires a fixed number of clock ticks, or cycles, to execute each instruction. </text:p>
              </text:list-item>
              <text:list-item>
                <text:p>The faster the clocks rate, the faster the CPU, or the faster it can execute instructions. </text:p>
              </text:list-item>
              <text:list-item>
                <text:p>Clock Speeds are usually determined in Mhz or in Ghz.</text:p>
              </text:list-item>
              <text:list-item>
                <text:p>The CPU speed determines how many calculations it can perform in one second of tim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6-01-06T15:35:14.652692511</dc:date>
    <meta:editing-duration>PT17H19M27S</meta:editing-duration>
    <meta:editing-cycles>182</meta:editing-cycles>
    <meta:generator>LibreOffice/4.2.8.2$Linux_X86_64 LibreOffice_project/420m0$Build-2</meta:generator>
    <meta:document-statistic meta:object-count="148"/>
  </office:meta>
</office:document-meta>
</file>